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8" style:family="graphic" style:parent-style-name="headline">
      <style:graphic-properties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center" text:enable-numbering="true"/>
    </style:style>
    <style:style style:name="P6" style:family="paragraph">
      <style:paragraph-properties fo:text-align="start" text:enable-numbering="true"/>
    </style:style>
    <style:style style:name="P7" style:family="paragraph">
      <style:paragraph-properties fo:margin-left="0cm" fo:margin-right="0cm" fo:text-align="start" text:enable-numbering="false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3cm" svg:height="0.5cm" svg:x="13.135cm" svg:y="3.135cm">
          <text:p text:style-name="P1">meta-guadalinex-2005</text:p>
        </draw:rect>
        <draw:rect draw:style-name="gr2" draw:text-style-name="P3" draw:id="id2" draw:layer="layout" svg:width="4cm" svg:height="0.5cm" svg:x="6.135cm" svg:y="5.135cm">
          <text:p text:style-name="P3">guadalinex-2005-escritorio</text:p>
        </draw:rect>
        <draw:rect draw:style-name="gr2" draw:text-style-name="P3" draw:id="id3" draw:layer="layout" svg:width="4.5cm" svg:height="0.5cm" svg:x="26.035cm" svg:y="5.135cm">
          <text:p text:style-name="P3">guadalinex-2005-noescritorio</text:p>
        </draw:rect>
        <draw:rect draw:style-name="gr2" draw:text-style-name="P3" draw:id="id4" draw:layer="layout" svg:width="2cm" svg:height="0.559cm" svg:x="1.135cm" svg:y="7.135cm">
          <text:p text:style-name="P3">internet</text:p>
        </draw:rect>
        <draw:rect draw:style-name="gr2" draw:text-style-name="P3" draw:id="id5" draw:layer="layout" svg:width="2cm" svg:height="0.5cm" svg:x="4.135cm" svg:y="7.135cm">
          <text:p text:style-name="P3">graficos</text:p>
        </draw:rect>
        <draw:connector draw:style-name="gr3" draw:text-style-name="P2" draw:layer="layout" svg:x1="14.635cm" svg:y1="3.635cm" svg:x2="8.135cm" svg:y2="5.135cm" draw:start-shape="id1" draw:start-glue-point="2" draw:end-shape="id2" draw:end-glue-point="0">
          <text:p text:style-name="P1"/>
        </draw:connector>
        <draw:connector draw:style-name="gr3" draw:text-style-name="P2" draw:layer="layout" svg:x1="28.285cm" svg:y1="5.135cm" svg:x2="14.635cm" svg:y2="3.635cm" draw:start-shape="id3" draw:start-glue-point="0" draw:end-shape="id1" draw:end-glue-point="2">
          <text:p text:style-name="P1"/>
        </draw:connector>
        <draw:rect draw:style-name="gr2" draw:text-style-name="P3" draw:id="id6" draw:layer="layout" svg:width="2cm" svg:height="0.5cm" svg:x="6.635cm" svg:y="7.135cm">
          <text:p text:style-name="P3">accesorios</text:p>
        </draw:rect>
        <draw:rect draw:style-name="gr2" draw:text-style-name="P3" draw:id="id7" draw:layer="layout" svg:width="2.5cm" svg:height="0.5cm" svg:x="9.135cm" svg:y="7.135cm">
          <text:p text:style-name="P3">oficina</text:p>
        </draw:rect>
        <draw:rect draw:style-name="gr2" draw:text-style-name="P3" draw:id="id8" draw:layer="layout" svg:width="1.5cm" svg:height="0.5cm" svg:x="12.635cm" svg:y="7.135cm">
          <text:p text:style-name="P3">gnome</text:p>
        </draw:rect>
        <draw:rect draw:style-name="gr2" draw:text-style-name="P3" draw:id="id9" draw:layer="layout" svg:width="2cm" svg:height="0.5cm" svg:x="15.535cm" svg:y="7.135cm">
          <text:p text:style-name="P3">multimedia</text:p>
        </draw:rect>
        <draw:rect draw:style-name="gr2" draw:text-style-name="P3" draw:id="id10" draw:layer="layout" svg:width="1.5cm" svg:height="0.5cm" svg:x="19.535cm" svg:y="7.135cm">
          <text:p text:style-name="P3">media</text:p>
        </draw:rect>
        <draw:connector draw:style-name="gr3" draw:text-style-name="P2" draw:layer="layout" svg:x1="8.135cm" svg:y1="5.635cm" svg:x2="2.135cm" svg:y2="7.135cm" draw:start-shape="id2" draw:start-glue-point="2" draw:end-shape="id4" draw:end-glue-point="0">
          <text:p text:style-name="P1"/>
        </draw:connector>
        <draw:connector draw:style-name="gr3" draw:text-style-name="P2" draw:layer="layout" svg:x1="5.135cm" svg:y1="7.135cm" svg:x2="8.135cm" svg:y2="5.635cm" draw:start-shape="id5" draw:start-glue-point="0" draw:end-shape="id2" draw:end-glue-point="2">
          <text:p text:style-name="P1"/>
        </draw:connector>
        <draw:connector draw:style-name="gr3" draw:text-style-name="P2" draw:layer="layout" svg:x1="7.635cm" svg:y1="7.135cm" svg:x2="8.135cm" svg:y2="5.635cm" draw:start-shape="id6" draw:start-glue-point="0" draw:end-shape="id2" draw:end-glue-point="2">
          <text:p text:style-name="P1"/>
        </draw:connector>
        <draw:connector draw:style-name="gr3" draw:text-style-name="P2" draw:layer="layout" svg:x1="10.385cm" svg:y1="7.135cm" svg:x2="8.135cm" svg:y2="5.635cm" draw:start-shape="id7" draw:start-glue-point="0" draw:end-shape="id2" draw:end-glue-point="2">
          <text:p text:style-name="P1"/>
        </draw:connector>
        <draw:connector draw:style-name="gr3" draw:text-style-name="P2" draw:layer="layout" svg:x1="13.385cm" svg:y1="7.135cm" svg:x2="8.135cm" svg:y2="5.635cm" draw:start-shape="id8" draw:start-glue-point="0" draw:end-shape="id2" draw:end-glue-point="2">
          <text:p text:style-name="P1"/>
        </draw:connector>
        <draw:connector draw:style-name="gr3" draw:text-style-name="P2" draw:layer="layout" svg:x1="16.535cm" svg:y1="7.135cm" svg:x2="8.135cm" svg:y2="5.635cm" draw:start-shape="id9" draw:start-glue-point="0" draw:end-shape="id2" draw:end-glue-point="2">
          <text:p text:style-name="P1"/>
        </draw:connector>
        <draw:connector draw:style-name="gr3" draw:text-style-name="P2" draw:layer="layout" svg:x1="20.285cm" svg:y1="7.135cm" svg:x2="8.135cm" svg:y2="5.635cm" draw:start-shape="id10" draw:start-glue-point="0" draw:end-shape="id2" draw:end-glue-point="2">
          <text:p text:style-name="P1"/>
        </draw:connector>
        <draw:custom-shape draw:style-name="gr4" draw:text-style-name="P5" draw:id="id11" draw:layer="layout" svg:width="3cm" svg:height="5cm" svg:x="0.635cm" svg:y="8.135cm">
          <text:list text:style-name="L1">
            <text:list-item>
              <text:p text:style-name="P4">mozilla-firefox</text:p>
            </text:list-item>
          </text:list>
          <text:list text:style-name="L1">
            <text:list-item>
              <text:p text:style-name="P4">evolution</text:p>
            </text:list-item>
          </text:list>
          <text:list text:style-name="L1">
            <text:list-item>
              <text:p text:style-name="P4">gaim</text:p>
            </text:list-item>
          </text:list>
          <text:list text:style-name="L1">
            <text:list-item>
              <text:p text:style-name="P4">gftp</text:p>
            </text:list-item>
          </text:list>
          <text:list text:style-name="L1">
            <text:list-item>
              <text:p text:style-name="P4">gnomemeeting</text:p>
            </text:list-item>
          </text:list>
          <text:list text:style-name="L1">
            <text:list-item>
              <text:p text:style-name="P4">gnome-network</text:p>
            </text:list-item>
          </text:list>
          <text:list text:style-name="L1">
            <text:list-item>
              <text:p text:style-name="P4">vino</text:p>
            </text:list-item>
          </text:list>
          <text:list text:style-name="L1">
            <text:list-item>
              <text:p text:style-name="P4">xvncviewer</text:p>
            </text:list-item>
          </text:list>
          <text:list text:style-name="L1">
            <text:list-item>
              <text:p text:style-name="P4">xchat</text:p>
            </text:list-item>
          </text:list>
          <text:list text:style-name="L1">
            <text:list-item>
              <text:p text:style-name="P4">liferea</text:p>
            </text:list-item>
          </text:list>
          <text:list text:style-name="L1">
            <text:list-item>
              <text:p text:style-name="P4">amule</text:p>
            </text:list-item>
          </text:list>
          <text:list text:style-name="L1">
            <text:list-item>
              <text:p text:style-name="P4">gnome-btdownload</text:p>
            </text:list-item>
          </text:list>
          <text:list text:style-name="L1">
            <text:list-item>
              <text:p text:style-name="P4">bluefish</text:p>
            </text:list-item>
          </text:list>
          <text:list text:style-name="L1">
            <text:list-item>
              <text:p text:style-name="P4">d4x</text:p>
            </text:list-item>
          </text:list>
          <text:list text:style-name="L1">
            <text:list-item>
              <text:p text:style-name="P4">ams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2" draw:layer="layout" svg:width="2cm" svg:height="5cm" svg:x="4.135cm" svg:y="8.135cm">
          <text:list text:style-name="L1">
            <text:list-item>
              <text:p text:style-name="P4">blender</text:p>
            </text:list-item>
          </text:list>
          <text:list text:style-name="L1">
            <text:list-item>
              <text:p text:style-name="P4">gimp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qcad</text:p>
            </text:list-item>
          </text:list>
          <text:list text:style-name="L1">
            <text:list-item>
              <text:p text:style-name="P4">inkscape</text:p>
            </text:list-item>
          </text:list>
          <text:list text:style-name="L1">
            <text:list-item>
              <text:p text:style-name="P4">xsane</text:p>
            </text:list-item>
          </text:list>
          <text:list text:style-name="L1">
            <text:list-item>
              <text:p text:style-name="P4">imagemagick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3" draw:layer="layout" svg:width="2cm" svg:height="5cm" svg:x="6.635cm" svg:y="8.135cm">
          <text:list text:style-name="L1">
            <text:list-item>
              <text:p text:style-name="P4">gcalctool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xdrae</text:p>
            </text:list-item>
          </text:list>
          <text:list text:style-name="L1">
            <text:list-item>
              <text:p text:style-name="P4">file-roller</text:p>
            </text:list-item>
          </text:list>
          <text:list text:style-name="L1">
            <text:list-item>
              <text:p text:style-name="P4">evince</text:p>
            </text:list-item>
          </text:list>
          <text:list text:style-name="L1">
            <text:list-item>
              <text:p text:style-name="P4">gnopernicus</text:p>
            </text:list-item>
          </text:list>
          <text:list text:style-name="L1">
            <text:list-item>
              <text:p text:style-name="P4">xzoom</text:p>
            </text:list-item>
          </text:list>
          <text:list text:style-name="L1">
            <text:list-item>
              <text:p text:style-name="P4">wordtrans-q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4" draw:layer="layout" svg:width="2.5cm" svg:height="5cm" svg:x="9.135cm" svg:y="8.135cm">
          <text:list text:style-name="L1">
            <text:list-item>
              <text:p text:style-name="P4">openoffice.org2</text:p>
            </text:list-item>
          </text:list>
          <text:list text:style-name="L1">
            <text:list-item>
              <text:p text:style-name="P4">scribu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5" draw:layer="layout" svg:width="2.5cm" svg:height="5cm" svg:x="12.135cm" svg:y="8.135cm">
          <text:list text:style-name="L1">
            <text:list-item>
              <text:p text:style-name="P4">gnome-common</text:p>
            </text:list-item>
          </text:list>
          <text:list text:style-name="L1">
            <text:list-item>
              <text:p text:style-name="P4">gnome-menus</text:p>
            </text:list-item>
          </text:list>
          <text:list text:style-name="L1">
            <text:list-item>
              <text:p text:style-name="P4">nautilus</text:p>
            </text:list-item>
          </text:list>
          <text:list text:style-name="L1">
            <text:list-item>
              <text:p text:style-name="P4">gnome-applet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6" draw:layer="layout" svg:width="3cm" svg:height="5cm" svg:x="15.035cm" svg:y="8.135cm">
          <text:list text:style-name="L1">
            <text:list-item>
              <text:p text:style-name="P4">grip</text:p>
            </text:list-item>
          </text:list>
          <text:list text:style-name="L1">
            <text:list-item>
              <text:p text:style-name="P4">beep-media-player</text:p>
            </text:list-item>
          </text:list>
          <text:list text:style-name="L1">
            <text:list-item>
              <text:p text:style-name="P4">gxine</text:p>
            </text:list-item>
          </text:list>
          <text:list text:style-name="L1">
            <text:list-item>
              <text:p text:style-name="P4">streamtuner</text:p>
            </text:list-item>
          </text:list>
          <text:list text:style-name="L1">
            <text:list-item>
              <text:p text:style-name="P4">k3b</text:p>
            </text:list-item>
          </text:list>
          <text:list text:style-name="L1">
            <text:list-item>
              <text:p text:style-name="P4">soundtracker</text:p>
            </text:list-item>
          </text:list>
          <text:list text:style-name="L1">
            <text:list-item>
              <text:p text:style-name="P4">tvtime</text:p>
            </text:list-item>
          </text:list>
          <text:list text:style-name="L1">
            <text:list-item>
              <text:p text:style-name="P4">camorama</text:p>
            </text:list-item>
          </text:list>
          <text:list text:style-name="L1">
            <text:list-item>
              <text:p text:style-name="P4">totem</text:p>
            </text:list-item>
          </text:list>
          <text:list text:style-name="L1">
            <text:list-item>
              <text:p text:style-name="P4">gnome-medi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7" draw:layer="layout" svg:width="3.5cm" svg:height="5cm" svg:x="18.535cm" svg:y="8.135cm">
          <text:list text:style-name="L1">
            <text:list-item>
              <text:p text:style-name="P4">openclipart-svg</text:p>
            </text:list-item>
          </text:list>
          <text:list text:style-name="L1">
            <text:list-item>
              <text:p text:style-name="P4">Vídeo y audio ejemplo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8" draw:layer="layout" svg:width="3.5cm" svg:height="5cm" svg:x="26.5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standard</text:p>
            </text:list-item>
          </text:list>
          <text:list text:style-name="L1">
            <text:list-item>
              <text:p text:style-name="P4">joe</text:p>
            </text:list-item>
          </text:list>
          <text:list text:style-name="L1">
            <text:list-item>
              <text:p text:style-name="P4">mc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.135cm" svg:y1="8.135cm" svg:x2="2.135cm" svg:y2="7.694cm" draw:start-shape="id11" draw:start-glue-point="0" draw:end-shape="id4" draw:end-glue-point="2">
          <text:p text:style-name="P1"/>
        </draw:connector>
        <draw:connector draw:style-name="gr3" draw:text-style-name="P2" draw:layer="layout" svg:x1="5.135cm" svg:y1="8.135cm" svg:x2="5.135cm" svg:y2="7.635cm" draw:start-shape="id12" draw:start-glue-point="0" draw:end-shape="id5" draw:end-glue-point="2">
          <text:p text:style-name="P1"/>
        </draw:connector>
        <draw:connector draw:style-name="gr3" draw:text-style-name="P2" draw:layer="layout" svg:x1="7.635cm" svg:y1="8.135cm" svg:x2="7.635cm" svg:y2="7.635cm" draw:start-shape="id13" draw:start-glue-point="0" draw:end-shape="id6" draw:end-glue-point="2">
          <text:p text:style-name="P1"/>
        </draw:connector>
        <draw:connector draw:style-name="gr3" draw:text-style-name="P2" draw:layer="layout" svg:x1="10.385cm" svg:y1="8.135cm" svg:x2="10.385cm" svg:y2="7.635cm" draw:start-shape="id14" draw:start-glue-point="0" draw:end-shape="id7" draw:end-glue-point="2">
          <text:p text:style-name="P1"/>
        </draw:connector>
        <draw:connector draw:style-name="gr3" draw:text-style-name="P2" draw:layer="layout" svg:x1="13.385cm" svg:y1="8.135cm" svg:x2="13.385cm" svg:y2="7.635cm" draw:start-shape="id15" draw:start-glue-point="0" draw:end-shape="id8" draw:end-glue-point="2">
          <text:p text:style-name="P1"/>
        </draw:connector>
        <draw:connector draw:style-name="gr3" draw:text-style-name="P2" draw:layer="layout" svg:x1="16.535cm" svg:y1="8.135cm" svg:x2="16.535cm" svg:y2="7.635cm" draw:start-shape="id16" draw:start-glue-point="0" draw:end-shape="id9" draw:end-glue-point="2">
          <text:p text:style-name="P1"/>
        </draw:connector>
        <draw:connector draw:style-name="gr3" draw:text-style-name="P2" draw:layer="layout" svg:x1="20.285cm" svg:y1="8.135cm" svg:x2="20.285cm" svg:y2="7.635cm" draw:start-shape="id17" draw:start-glue-point="0" draw:end-shape="id10" draw:end-glue-point="2">
          <text:p text:style-name="P1"/>
        </draw:connector>
        <draw:connector draw:style-name="gr3" draw:text-style-name="P2" draw:layer="layout" svg:x1="28.285cm" svg:y1="8.135cm" svg:x2="28.285cm" svg:y2="5.635cm" draw:start-shape="id18" draw:start-glue-point="0" draw:end-shape="id3" draw:end-glue-point="2">
          <text:p text:style-name="P1"/>
        </draw:connector>
        <draw:custom-shape draw:style-name="gr4" draw:text-style-name="P6" draw:layer="layout" svg:width="3cm" svg:height="2cm" svg:x="0.635cm" svg:y="13.635cm">
          <text:list text:style-name="L1">
            <text:list-item>
              <text:p text:style-name="P4">Página inicio Firefox</text:p>
            </text:list-item>
          </text:list>
          <text:list text:style-name="L1">
            <text:list-item>
              <text:p text:style-name="P4">Favoritos Firefox</text:p>
            </text:list-item>
          </text:list>
          <text:list text:style-name="L1">
            <text:list-item>
              <text:p text:style-name="P4">Quick Search DRAE</text:p>
            </text:list-item>
          </text:list>
          <text:list text:style-name="L1">
            <text:list-item>
              <text:p text:style-name="P4">Handler ed2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2cm" svg:x="12.135cm" svg:y="13.635cm">
          <text:list text:style-name="L1">
            <text:list-item>
              <text:p text:style-name="P4">Menús Gnome</text:p>
            </text:list-item>
          </text:list>
          <text:list text:style-name="L1">
            <text:list-item>
              <text:p text:style-name="P4">Fondos escritorio</text:p>
            </text:list-item>
          </text:list>
          <text:list text:style-name="L1">
            <text:list-item>
              <text:p text:style-name="P4">Iconos escritorio</text:p>
            </text:list-item>
          </text:list>
          <text:list text:style-name="L1">
            <text:list-item>
              <text:p text:style-name="P4">Atajos teclado</text:p>
            </text:list-item>
          </text:list>
          <text:list text:style-name="L1">
            <text:list-item>
              <text:p text:style-name="P4">Tipos MIM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2cm" svg:x="30.735cm" svg:y="13.635cm">
          <text:list text:style-name="L1">
            <text:list-item>
              <text:p text:style-name="P4">/etc/apt/sources.list</text:p>
            </text:list-item>
          </text:list>
          <text:list text:style-name="L1">
            <text:list-item>
              <text:p text:style-name="P4">/etc/guadalinex_version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0.5cm" svg:height="0.5cm" svg:x="1.088cm" svg:y="18.13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1.7cm" svg:height="0.569cm" svg:x="1.588cm" svg:y="18.135cm">
            <draw:text-box>
              <text:p text:style-name="P1">Paquetes</text:p>
            </draw:text-box>
          </draw:frame>
        </draw:g>
        <draw:g>
          <draw:custom-shape draw:style-name="gr5" draw:text-style-name="P2" draw:layer="layout" svg:width="0.5cm" svg:height="0.5cm" svg:x="1.088cm" svg:y="19.135cm">
            <text:p text:style-name="P1"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2.547cm" svg:height="0.569cm" svg:x="1.588cm" svg:y="19.066cm">
            <draw:text-box>
              <text:p text:style-name="P1">Configuraciones</text:p>
            </draw:text-box>
          </draw:frame>
        </draw:g>
        <draw:frame draw:style-name="gr8" draw:layer="layout" svg:width="21.804cm" svg:height="1.195cm" svg:x="4.831cm" svg:y="0.635cm">
          <draw:text-box>
            <text:p text:style-name="P1">Propuesta de jerarquía de paquetes de Guadalinex 2005</text:p>
          </draw:text-box>
        </draw:frame>
        <draw:custom-shape draw:style-name="gr4" draw:text-style-name="P6" draw:id="id20" draw:layer="layout" svg:width="3.5cm" svg:height="5cm" svg:x="22.535cm" svg:y="8.135cm">
          <text:list text:style-name="L1">
            <text:list-item>
              <text:p text:style-name="P4">gnome-app-install</text:p>
            </text:list-item>
          </text:list>
          <text:list text:style-name="L1">
            <text:list-item>
              <text:p text:style-name="P4">Selector de mirrors</text:p>
            </text:list-item>
          </text:list>
          <text:list text:style-name="L1">
            <text:list-item>
              <text:p text:style-name="P4">gnome-system-tool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id="id19" draw:layer="layout" svg:width="1.5cm" svg:height="0.5cm" svg:x="23.535cm" svg:y="7.135cm">
          <text:p text:style-name="P3">admin</text:p>
        </draw:rect>
        <draw:connector draw:style-name="gr9" draw:text-style-name="P2" draw:layer="layout" svg:x1="24.285cm" svg:y1="7.135cm" svg:x2="8.135cm" svg:y2="5.635cm" draw:start-shape="id19" draw:start-glue-point="0" draw:end-shape="id2" draw:end-glue-point="2">
          <text:p text:style-name="P1"/>
        </draw:connector>
        <draw:connector draw:style-name="gr9" draw:text-style-name="P2" draw:layer="layout" svg:x1="24.285cm" svg:y1="8.135cm" svg:x2="24.285cm" svg:y2="7.635cm" draw:start-shape="id20" draw:start-glue-point="0" draw:end-shape="id19" draw:end-glue-point="2">
          <text:p text:style-name="P1"/>
        </draw:connector>
        <draw:rect draw:style-name="gr2" draw:text-style-name="P3" draw:id="id21" draw:layer="layout" svg:width="3.1cm" svg:height="0.5cm" svg:x="30.635cm" svg:y="5.135cm">
          <text:p text:style-name="P3">guadalinex-2005-base</text:p>
        </draw:rect>
        <draw:connector draw:style-name="gr9" draw:text-style-name="P2" draw:layer="layout" svg:x1="32.185cm" svg:y1="5.135cm" svg:x2="14.635cm" svg:y2="3.635cm" draw:start-shape="id21" draw:start-glue-point="0" draw:end-shape="id1" draw:end-glue-point="2">
          <text:p text:style-name="P1"/>
        </draw:connector>
        <draw:custom-shape draw:style-name="gr4" draw:text-style-name="P6" draw:id="id22" draw:layer="layout" svg:width="3.5cm" svg:height="5cm" svg:x="30.4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minima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32.185cm" svg:y1="8.135cm" svg:x2="32.185cm" svg:y2="5.635cm" draw:start-shape="id22" draw:start-glue-point="0" draw:end-shape="id21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stroke-linejoin="round" draw:fill="solid" draw:fill-color="#ffffff" draw:fill-gradient-name="Gradient_20_5" draw:fill-hatch-name="Hatch_20_1" draw:fill-image-name="Bitmape_20_1" draw:fill-image-width="0cm" draw:fill-image-height="0cm" draw:textarea-vertical-align="top" fo:padding-top="0.125cm" fo:padding-bottom="0.125cm" fo:padding-left="0.25cm" fo:padding-right="0.25cm" fo:wrap-option="wrap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jilla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35cm" fo:page-height="23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$Build-8825</meta:generator>
    <meta:creation-date>2005-08-29T13:52:16</meta:creation-date>
    <dc:date>2005-09-01T15:30:07</dc:date>
    <dc:language>en-US</dc:language>
    <meta:editing-cycles>4</meta:editing-cycles>
    <meta:editing-duration>PT59M40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